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008in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ffff" style:text-align-source="fix" style:repeat-content="false" fo:wrap-option="wrap" fo:border="0.0008in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5" style:family="table-cell" style:parent-style-name="Excel_20_Built-in_20_Normal" style:data-style-name="N8133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ff" style:text-align-source="fix" style:repeat-content="false" fo:wrap-option="wrap" fo:border="0.0008in solid #000000" style:vertical-align="middle"/>
      <style:paragraph-properties fo:text-align="center"/>
      <style:text-properties fo:font-size="10.5pt" style:font-size-asian="10.5pt" style:font-size-complex="10.5pt"/>
    </style:style>
    <style:style style:name="ce10" style:family="table-cell" style:parent-style-name="Excel_20_Built-in_20_Normal" style:data-style-name="N813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1" fo:font-size="11pt" style:font-size-asian="11pt" style:language-asian="en" style:country-asian="US" style:font-size-complex="11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ffffff" style:cell-protect="none" style:print-content="true"/>
    </style:style>
    <style:style style:name="ce15" style:family="table-cell" style:parent-style-name="Default">
      <style:table-cell-properties style:cell-protect="none" style:print-content="true" fo:background-color="transparent"/>
    </style:style>
    <style:style style:name="ce16" style:family="table-cell" style:parent-style-name="Default">
      <style:table-cell-properties fo:background-color="#808080" style:cell-protect="none" style:print-content="true"/>
    </style:style>
    <style:style style:name="ce17" style:family="table-cell" style:parent-style-name="Default">
      <style:table-cell-properties fo:background-color="#ccff99" style:cell-protect="none" style:print-content="true" style:text-align-source="fix" style:repeat-content="false" fo:wrap-option="wrap" fo:border="0.000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ccff99" style:cell-protect="none" style:print-content="true" fo:border="0.0008in solid #000000"/>
    </style:style>
    <style:style style:name="ce19" style:family="table-cell" style:parent-style-name="Default">
      <style:table-cell-properties fo:background-color="#ccffff" style:cell-protect="protected" style:print-content="true" style:text-align-source="fix" style:repeat-content="false" fo:border="0.0008in solid #000000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fo:background-color="#ffffff" style:cell-protect="none" style:print-content="true" fo:border="0.0008in solid #000000"/>
    </style:style>
    <style:style style:name="ce21" style:family="table-cell" style:parent-style-name="Default">
      <style:table-cell-properties fo:background-color="#808080" style:cell-protect="none" style:print-content="true" fo:border="0.0008in solid #000000"/>
    </style:style>
    <style:style style:name="ce22" style:family="table-cell" style:parent-style-name="Default">
      <style:table-cell-properties fo:background-color="#808080" style:cell-protect="none" style:print-content="true" style:text-align-source="fix" style:repeat-content="false" fo:wrap-option="wrap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ccff99" style:cell-protect="none" style:print-content="true" style:text-align-source="fix" style:repeat-content="false" fo:wrap-option="wrap" fo:border="0.0008in solid #000000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font-name="Arial Narrow" fo:font-size="28pt" fo:font-weight="bold" style:font-name-asian="Microsoft YaHei" style:font-size-asian="28pt" style:language-asian="zh" style:country-asian="CN" style:font-weight-asian="bold" style:font-name-complex="Calibri" style:font-size-complex="28pt" style:language-complex="hi" style:country-complex="IN" style:font-weight-complex="bold"/>
    </style:style>
    <style:style style:name="ce25" style:family="table-cell" style:parent-style-name="Default">
      <style:table-cell-properties fo:background-color="#808080" style:cell-protect="none" style:print-content="true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ster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O.</text:p>
          </table:table-cell>
          <table:table-cell table:style-name="ce4" office:value-type="string">
            <text:p>NUMBER PART IDBM</text:p>
          </table:table-cell>
          <table:table-cell table:style-name="ce9" office:value-type="string">
            <text:p>NUMBER PART CUSTOMER</text:p>
          </table:table-cell>
          <table:table-cell table:style-name="ce1" office:value-type="string">
            <text:p>SPRING</text:p>
          </table:table-cell>
          <table:table-cell table:style-name="ce1" office:value-type="string">
            <text:p>MARKING</text:p>
          </table:table-cell>
          <table:table-cell table:style-name="ce9" office:value-type="string">
            <text:p>FILE GAMBAR FINISH GOOD &amp; JOINT METAL</text:p>
          </table:table-cell>
          <table:table-cell table:style-name="ce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HK592-004-00-IN</text:p>
          </table:table-cell>
          <table:table-cell table:style-name="ce10" office:value-type="string">
            <text:p>52400-K59 -A112-M1</text:p>
          </table:table-cell>
          <table:table-cell table:style-name="ce11" office:value-type="string">
            <text:p>BLACK GLOSS</text:p>
          </table:table-cell>
          <table:table-cell table:style-name="ce11" office:value-type="string">
            <text:p>Stamp : K59-A11</text:p>
          </table:table-cell>
          <table:table-cell table:style-name="ce2" office:value-type="string">
            <text:p>HK592-004-00-IN.jpg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HK3V2-004-00-00</text:p>
          </table:table-cell>
          <table:table-cell table:style-name="ce10" office:value-type="string">
            <text:p>52400-K3V -N011-M1</text:p>
          </table:table-cell>
          <table:table-cell table:style-name="ce11" office:value-type="string">
            <text:p>BLACK GLOSS</text:p>
          </table:table-cell>
          <table:table-cell table:style-name="ce11"/>
          <table:table-cell table:style-name="ce2" office:value-type="string">
            <text:p>HK3V2-004-00-00.jpg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HK0W2-014-30-IN</text:p>
          </table:table-cell>
          <table:table-cell table:style-name="ce10" office:value-type="string">
            <text:p>52400-K0W -NA11-M1</text:p>
          </table:table-cell>
          <table:table-cell table:style-name="ce11" office:value-type="string">
            <text:p>BLACK GLOSS</text:p>
          </table:table-cell>
          <table:table-cell table:style-name="ce11"/>
          <table:table-cell table:style-name="ce2" office:value-type="string">
            <text:p>HK0W2-014-30-IN.jpg</text:p>
          </table:table-cell>
          <table:table-cell office:value-type="string">
            <text:p>kanan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HK0W2-024-30-IN</text:p>
          </table:table-cell>
          <table:table-cell table:style-name="ce10" office:value-type="string">
            <text:p>52500-K0W -NA11-M1</text:p>
          </table:table-cell>
          <table:table-cell table:style-name="ce11" office:value-type="string">
            <text:p>BLACK GLOSS</text:p>
          </table:table-cell>
          <table:table-cell table:style-name="ce11"/>
          <table:table-cell table:style-name="ce2" office:value-type="string">
            <text:p>HK0W2-024-30-IN.jpg</text:p>
          </table:table-cell>
          <table:table-cell office:value-type="string">
            <text:p>kiri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HK0J2-004-00-IN</text:p>
          </table:table-cell>
          <table:table-cell table:style-name="ce10" office:value-type="string">
            <text:p>52400-K0J -N012-M1</text:p>
          </table:table-cell>
          <table:table-cell table:style-name="ce11" office:value-type="string">
            <text:p>BLACK DOFF</text:p>
          </table:table-cell>
          <table:table-cell table:style-name="ce11" office:value-type="string">
            <text:p>Stamp : K0J</text:p>
          </table:table-cell>
          <table:table-cell table:style-name="ce2" office:value-type="string">
            <text:p>HK0J2-004-00-IN.jpg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HK1Z2-004-00-06</text:p>
          </table:table-cell>
          <table:table-cell table:style-name="ce10" office:value-type="string">
            <text:p>52400-K1Z -N410-M1</text:p>
          </table:table-cell>
          <table:table-cell table:style-name="ce11" office:value-type="string">
            <text:p>BLACK GLOSS</text:p>
          </table:table-cell>
          <table:table-cell table:style-name="ce11"/>
          <table:table-cell table:style-name="ce2" office:value-type="string">
            <text:p>HK1Z2-004-00-06.jpg</text:p>
          </table:table-cell>
          <table:table-cell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HK842-006-10-IN</text:p>
          </table:table-cell>
          <table:table-cell table:style-name="ce10" office:value-type="string">
            <text:p>52400-K84 -9111-M1</text:p>
          </table:table-cell>
          <table:table-cell table:style-name="ce11" office:value-type="string">
            <text:p>RED GLOSS</text:p>
          </table:table-cell>
          <table:table-cell table:style-name="ce11"/>
          <table:table-cell table:style-name="ce12" office:value-type="string">
            <text:p>HK842-006-10-IN.jpg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HK2F2-004-00-02</text:p>
          </table:table-cell>
          <table:table-cell table:style-name="ce10" office:value-type="string">
            <text:p>52400-K2F -N013-M1</text:p>
          </table:table-cell>
          <table:table-cell table:style-name="ce11" office:value-type="string">
            <text:p>BLACK DOFF</text:p>
          </table:table-cell>
          <table:table-cell table:style-name="ce11"/>
          <table:table-cell table:style-name="ce2" office:value-type="string">
            <text:p>HK2F2-004-00-02.jpg</text:p>
          </table:table-cell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HKWW2-004-C0-IN</text:p>
          </table:table-cell>
          <table:table-cell table:style-name="ce10" office:value-type="string">
            <text:p>52400-KWW -A822-M1</text:p>
          </table:table-cell>
          <table:table-cell table:style-name="ce11" office:value-type="string">
            <text:p>BLACK GLOSS</text:p>
          </table:table-cell>
          <table:table-cell table:style-name="ce11" office:value-type="string">
            <text:p>Sticker : SHOWA</text:p>
          </table:table-cell>
          <table:table-cell table:style-name="ce2" office:value-type="string">
            <text:p>HKWW2-004-C0-IN.jpg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HK2S2-004-00-01</text:p>
          </table:table-cell>
          <table:table-cell table:style-name="ce10" office:value-type="string">
            <text:p>52400-K2S -N011-M1</text:p>
          </table:table-cell>
          <table:table-cell table:style-name="ce11" office:value-type="string">
            <text:p>BLACK GLOSS</text:p>
          </table:table-cell>
          <table:table-cell table:style-name="ce11"/>
          <table:table-cell table:style-name="ce2" office:value-type="string">
            <text:p>HK2S2-004-00-01.jpg</text:p>
          </table:table-cell>
          <table:table-cell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HK182-004-10-IN</text:p>
          </table:table-cell>
          <table:table-cell table:style-name="ce10" office:value-type="string">
            <text:p>52400-K18 -9410-M1</text:p>
          </table:table-cell>
          <table:table-cell table:style-name="ce11" office:value-type="string">
            <text:p>BLACK GLOSS</text:p>
          </table:table-cell>
          <table:table-cell table:style-name="ce11" office:value-type="string">
            <text:p>Sticker : SHOWA</text:p>
          </table:table-cell>
          <table:table-cell table:style-name="ce2" office:value-type="string">
            <text:p>HK182-004-10-IN.jpg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HK3N2-004-00-00</text:p>
          </table:table-cell>
          <table:table-cell table:style-name="ce10" office:value-type="string">
            <text:p>52400-K3N -N012-M1</text:p>
          </table:table-cell>
          <table:table-cell table:style-name="ce11" office:value-type="string">
            <text:p>BLACK GLOSS</text:p>
          </table:table-cell>
          <table:table-cell table:style-name="ce11" office:value-type="string">
            <text:p>Stamp : K3N-N01</text:p>
          </table:table-cell>
          <table:table-cell table:style-name="ce2" office:value-type="string">
            <text:p>HK3N2-004-00-00.jpg</text:p>
          </table:table-cell>
          <table:table-cell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HK452-006-60-IN</text:p>
          </table:table-cell>
          <table:table-cell table:style-name="ce10" office:value-type="string">
            <text:p>52400-K45 -NL11-M1</text:p>
          </table:table-cell>
          <table:table-cell table:style-name="ce11" office:value-type="string">
            <text:p>RED GLOSS</text:p>
          </table:table-cell>
          <table:table-cell table:style-name="ce11" office:value-type="string">
            <text:p>Sticker : SHOWA</text:p>
          </table:table-cell>
          <table:table-cell table:style-name="ce2" office:value-type="string">
            <text:p>HK452-006-60-IN.jpg</text:p>
          </table:table-cell>
          <table:table-cell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HK842-006-00-IN</text:p>
          </table:table-cell>
          <table:table-cell table:style-name="ce10" office:value-type="string">
            <text:p>52400-K84 -9011-M1</text:p>
          </table:table-cell>
          <table:table-cell table:style-name="ce11" office:value-type="string">
            <text:p>RED GLOSS</text:p>
          </table:table-cell>
          <table:table-cell table:style-name="ce7"/>
          <table:table-cell table:style-name="ce2" office:value-type="string">
            <text:p>HK842-006-00-IN.jpg</text:p>
          </table:table-cell>
          <table:table-cell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string">
            <text:p>K2580-0T7-0B-01</text:p>
          </table:table-cell>
          <table:table-cell table:style-name="ce2" office:value-type="string">
            <text:p>44011-0698</text:p>
          </table:table-cell>
          <table:table-cell table:style-name="ce7" table:number-columns-repeated="2"/>
          <table:table-cell table:style-name="ce2" office:value-type="string">
            <text:p>K2580-0T7-0B-01.jpg</text:p>
          </table:table-cell>
          <table:table-cell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K2580-0T7-0B-07</text:p>
          </table:table-cell>
          <table:table-cell table:style-name="ce2" office:value-type="string">
            <text:p>44011-0704</text:p>
          </table:table-cell>
          <table:table-cell table:style-name="ce2" table:number-columns-repeated="2"/>
          <table:table-cell table:style-name="ce2" office:value-type="string">
            <text:p>K2580-0T7-0B-07.jpg</text:p>
          </table:table-cell>
          <table:table-cell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string">
            <text:p>K2580-0T7-0B-04</text:p>
          </table:table-cell>
          <table:table-cell table:style-name="ce2" office:value-type="string">
            <text:p>44011-0699</text:p>
          </table:table-cell>
          <table:table-cell table:style-name="ce2" table:number-columns-repeated="2"/>
          <table:table-cell table:style-name="ce2" office:value-type="string">
            <text:p>K2580-0T7-0B-04.jpg</text:p>
          </table:table-cell>
          <table:table-cell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string">
            <text:p>K2580-0T7-0B-06</text:p>
          </table:table-cell>
          <table:table-cell table:style-name="ce2" office:value-type="string">
            <text:p>44011-0703</text:p>
          </table:table-cell>
          <table:table-cell table:style-name="ce2" table:number-columns-repeated="2"/>
          <table:table-cell table:style-name="ce2" office:value-type="string">
            <text:p>K2580-0T7-0B-06.jpg</text:p>
          </table:table-cell>
          <table:table-cell/>
        </table:table-row>
        <table:table-row table:style-name="ro4">
          <table:table-cell table:style-name="ce2"/>
          <table:table-cell table:style-name="ce6" office:value-type="string">
            <text:p>5140B-K1Z-NA00-DL</text:p>
          </table:table-cell>
          <table:table-cell table:style-name="ce2" table:number-columns-repeated="3"/>
          <table:table-cell table:style-name="ce12" office:value-type="string">
            <text:p>5140B-K1Z-NA00-DL.jpg</text:p>
          </table:table-cell>
          <table:table-cell/>
        </table:table-row>
        <table:table-row table:style-name="ro3">
          <table:table-cell table:style-name="ce2"/>
          <table:table-cell table:style-name="ce7" office:value-type="string">
            <text:p>5140B-K1Z-NC00-DL</text:p>
          </table:table-cell>
          <table:table-cell table:style-name="ce7" table:number-columns-repeated="3"/>
          <table:table-cell table:style-name="ce2" office:value-type="string">
            <text:p>5140B-K1Z-NC00-DL.jpg</text:p>
          </table:table-cell>
          <table:table-cell/>
        </table:table-row>
        <table:table-row table:style-name="ro3">
          <table:table-cell/>
          <table:table-cell office:value-type="string">
            <text:p>HK2S1-021-00-03</text:p>
          </table:table-cell>
          <table:table-cell table:number-columns-repeated="3"/>
          <table:table-cell office:value-type="string">
            <text:p>HK2S1-021-00-03.jpg</text:p>
          </table:table-cell>
          <table:table-cell/>
        </table:table-row>
        <table:table-row table:style-name="ro3">
          <table:table-cell/>
          <table:table-cell office:value-type="string">
            <text:p>HK3V1-011-00-01</text:p>
          </table:table-cell>
          <table:table-cell table:number-columns-repeated="3"/>
          <table:table-cell office:value-type="string">
            <text:p>HK3V1-011-00-01.jpg</text:p>
          </table:table-cell>
          <table:table-cell/>
        </table:table-row>
        <table:table-row table:style-name="ro3">
          <table:table-cell/>
          <table:table-cell table:style-name="ce8" office:value-type="string">
            <text:p>S4731-021-0D-00</text:p>
          </table:table-cell>
          <table:table-cell table:number-columns-repeated="3"/>
          <table:table-cell office:value-type="string">
            <text:p>S4731-021-0D-00.jpg</text:p>
          </table:table-cell>
          <table:table-cell/>
        </table:table-row>
        <table:table-row table:style-name="ro3">
          <table:table-cell/>
          <table:table-cell office:value-type="string">
            <text:p>K2761-017-10-03</text:p>
          </table:table-cell>
          <table:table-cell table:number-columns-repeated="3"/>
          <table:table-cell office:value-type="string">
            <text:p>K2761-017-10-03.jpg</text:p>
          </table:table-cell>
          <table:table-cell/>
        </table:table-row>
        <table:table-row table:style-name="ro3">
          <table:table-cell/>
          <table:table-cell office:value-type="string">
            <text:p>K2761-027-00-04</text:p>
          </table:table-cell>
          <table:table-cell table:number-columns-repeated="3"/>
          <table:table-cell office:value-type="string">
            <text:p>K2761-027-00-04.jpg</text:p>
          </table:table-cell>
          <table:table-cell/>
        </table:table-row>
        <table:table-row table:style-name="ro3">
          <table:table-cell/>
          <table:table-cell office:value-type="string">
            <text:p>S4371-021-00-00</text:p>
          </table:table-cell>
          <table:table-cell table:number-columns-repeated="3"/>
          <table:table-cell office:value-type="string">
            <text:p>S4371-021-00-00.jpg</text:p>
          </table:table-cell>
          <table:table-cell/>
        </table:table-row>
        <table:table-row table:style-name="ro3">
          <table:table-cell/>
          <table:table-cell office:value-type="string">
            <text:p>HK411-021-10-IN</text:p>
          </table:table-cell>
          <table:table-cell table:number-columns-repeated="3"/>
          <table:table-cell office:value-type="string">
            <text:p>HK411-021-10-IN.jpg</text:p>
          </table:table-cell>
          <table:table-cell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orms" table:style-name="ta1" table:protected="true" table:protection-key="Kn+r8BpND93LyrGHuodgEp4HQ+Y=" table:print="false">
        <officeooo:event-listeners>
          <script:event-listener script:language="ooo:script" script:event-name="office:content-changed" xlink:href="vnd.sun.star.script:Standard.Module1.UpdateGambarOtomatis?language=Basic&amp;location=document" xlink:type="simple"/>
        </officeooo:event-listeners>
        <table:table-column table:style-name="co8" table:default-cell-style-name="ce14"/>
        <table:table-column table:style-name="co8" table:number-columns-repeated="1023" table:default-cell-style-name="ce16"/>
        <table:table-row table:style-name="ro5" table:visibility="collapse" table:number-rows-repeated="2">
          <table:table-cell table:number-columns-repeated="3"/>
          <table:table-cell table:style-name="ce22"/>
          <table:table-cell table:style-name="ce25" table:number-columns-repeated="7"/>
          <table:table-cell table:number-columns-repeated="1013"/>
        </table:table-row>
        <table:table-row table:style-name="ro3">
          <table:table-cell table:style-name="ce15" table:number-columns-repeated="3"/>
          <table:table-cell table:style-name="ce23" office:value-type="string" table:number-columns-spanned="8" table:number-rows-spanned="2">
            <text:p>SCAN DI BAWAH INI</text:p>
          </table:table-cell>
          <table:covered-table-cell table:number-columns-repeated="7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 table:number-columns-repeated="3"/>
          <table:covered-table-cell table:number-columns-repeated="8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 table:number-columns-repeated="3"/>
          <table:table-cell table:style-name="ce24" office:value-type="string" table:number-columns-spanned="8" table:number-rows-spanned="4">
            <text:p>HK411-021-10-IN</text:p>
          </table:table-cell>
          <table:covered-table-cell table:number-columns-repeated="7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 table:number-columns-repeated="3"/>
          <table:covered-table-cell table:number-columns-repeated="8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 table:number-columns-repeated="3"/>
          <table:covered-table-cell table:number-columns-repeated="8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 table:number-columns-repeated="3"/>
          <table:covered-table-cell table:number-columns-repeated="8" table:style-name="ce21"/>
          <table:table-cell table:style-name="ce15" table:number-columns-repeated="2"/>
          <table:table-cell table:number-columns-repeated="1011"/>
        </table:table-row>
        <table:table-row table:style-name="ro3">
          <table:table-cell table:style-name="ce15"/>
          <table:table-cell table:style-name="ce17" office:value-type="string" table:number-columns-spanned="6" table:number-rows-spanned="2">
            <text:p>NUMBER PART CUSTOMER</text:p>
          </table:table-cell>
          <table:covered-table-cell table:number-columns-repeated="5" table:style-name="ce18"/>
          <table:table-cell table:style-name="ce17" office:value-type="string" table:number-columns-spanned="6" table:number-rows-spanned="2">
            <text:p>NUMBER PART IDBM</text:p>
          </table:table-cell>
          <table:covered-table-cell table:number-columns-repeated="5" table:style-name="ce18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18"/>
          <table:table-cell table:number-columns-repeated="1011"/>
        </table:table-row>
        <table:table-row table:style-name="ro3">
          <table:table-cell table:style-name="ce15"/>
          <table:table-cell table:style-name="ce19" table:formula="of:=IF(ISNA(MATCH([.$D$5]; [$Master.$B$2:.$B$100]; 0)); &quot;&quot;; INDEX([$Master.$C$2:.$C$100]; MATCH([.$D$5]; [$Master.$B$2:.$B$100]; 0)))" office:value-type="float" office:value="0" table:number-columns-spanned="6" table:number-rows-spanned="3">
            <text:p>0</text:p>
          </table:table-cell>
          <table:covered-table-cell table:number-columns-repeated="5" table:style-name="ce19"/>
          <table:table-cell table:style-name="ce19" table:formula="of:=IF(ISNA(VLOOKUP([.$D$5];[$Master.$B$2:.$B$100];1;0));&quot;&quot;;VLOOKUP([.$D$5];[$Master.$B$2:.$B$100];1;0))" office:value-type="string" office:string-value="HK411-021-10-IN" table:number-columns-spanned="6" table:number-rows-spanned="3">
            <text:p>HK411-021-10-IN</text:p>
          </table:table-cell>
          <table:covered-table-cell table:number-columns-repeated="5" table:style-name="ce19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19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19"/>
          <table:table-cell table:number-columns-repeated="1011"/>
        </table:table-row>
        <table:table-row table:style-name="ro3">
          <table:table-cell table:style-name="ce15"/>
          <table:table-cell table:style-name="ce20" table:number-columns-spanned="12" table:number-rows-spanned="27"/>
          <table:covered-table-cell table:style-name="ce21">
            <draw:frame table:end-cell-address="Forms.L40" table:end-x="0.8508in" table:end-y="0.1142in" draw:z-index="0" draw:style-name="gr1" draw:text-style-name="P1" svg:width="8.6614in" svg:height="4.7244in" svg:x="0.1906in" svg:y="0.013in">
              <draw:image xlink:href="../HK411-021-10-IN.jpg" xlink:type="simple" xlink:show="embed" xlink:actuate="onLoad">
                <text:p/>
              </draw:image>
            </draw:frame>
          </table:covered-table-cell>
          <table:covered-table-cell table:number-columns-repeated="10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15"/>
          <table:covered-table-cell table:number-columns-repeated="12" table:style-name="ce21"/>
          <table:table-cell table:number-columns-repeated="101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number-columns-repeated="2" table:default-cell-style-name="Default"/>
        <table:table-row table:style-name="ro3">
          <table:table-cell/>
          <table:table-cell office:value-type="string">
            <text:p>CARA MENGINPUT DATA GAMBAR DI MASTER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time-style style:name="N143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43">
      <number:text-content/>
      <style:map style:condition="value()&gt;=0" style:apply-style-name="N143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1">10/01/2025</text:date>, <text:time>16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1T13:08:36.10</meta:creation-date>
    <dc:date>2025-10-01T16:15:15.01</dc:date>
    <meta:editing-duration>P2DT4H9M48S</meta:editing-duration>
    <meta:editing-cycles>19</meta:editing-cycles>
    <meta:generator>OpenOffice/4.1.15$Win32 OpenOffice.org_project/4115m2$Build-9813</meta:generator>
    <meta:document-statistic meta:table-count="3" meta:cell-count="12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UpdateGambarOtomatis()

    Dim oDoc As Object
    Dim oSheetForms As Object, oSheetMaster As Object
    Dim oDrawPage As Object
    Dim oCellScan As Object
    Dim PartIDBM As String
    Dim i As Integer
    Dim NamaFileGambar As String
    Dim GambarPathLengkap As String
    Dim FolderGambar As String
    Dim found As Boolean

    ' Lokasi folder gambar
    FolderGambar = "Z:\UMUM\2025\PPIC\35.WAREHOUSE\FORM SPPS\FOTO 2W\"

    oDoc = ThisComponent
    oSheetForms = oDoc.Sheets.getByName("Forms")
    oSheetMaster = oDoc.Sheets.getByName("Master")
    oDrawPage = oSheetForms.DrawPage

    ' Ambil Part IDBM dari cell D5
    oCellScan = oSheetForms.getCellRangeByName("D5")
    PartIDBM = Trim(oCellScan.String)

    ' Bersihkan semua gambar lama dari sheet Forms
    For i = oDrawPage.Count - 1 To 0 Step -1
        If oDrawPage.getByIndex(i).SupportsService("com.sun.star.drawing.GraphicObjectShape") Then
            oDrawPage.remove(oDrawPage.getByIndex(i))
        End If
    Next i

    ' Cek jika D5 kosong
    If PartIDBM = "" Then
        MsgBox "Silakan scan atau input nomor part terlebih dahulu.", 48
        Exit Sub
    End If

    ' Cari di Sheet Master (kolom B untuk Part IDBM)
    found = False
    For i = 1 To 1000 ' bisa disesuaikan jika baris lebih banyak
        If Trim(oSheetMaster.getCellByPosition(1, i).String) = PartIDBM Then
            NamaFileGambar = Trim(oSheetMaster.getCellByPosition(5, i).String) ' Kolom F
            found = True
            Exit For
        End If
    Next i

    If Not found Then
        MsgBox "Data part tidak ditemukan di sheet Master.", 48
        Exit Sub
    End If

    ' Cek apakah nama file gambar ada
    If NamaFileGambar = "" Then
        MsgBox "File gambar belum diinput untuk part: " &amp; PartIDBM, 48
        Exit Sub
    End If

    ' Gabungkan path lengkap gambar
    GambarPathLengkap = FolderGambar &amp; NamaFileGambar

    ' Cek apakah file gambar tersedia
    If Not FileExists(GambarPathLengkap) Then
        MsgBox "File gambar tidak ditemukan: " &amp; GambarPathLengkap, 48
        Exit Sub
    End If

    ' Tampilkan gambar baru di sheet Forms
    Dim oGraphicShape As Object
    Dim oSize As New com.sun.star.awt.Size
    Dim oPoint As New com.sun.star.awt.Point

    oGraphicShape = oDoc.createInstance("com.sun.star.drawing.GraphicObjectShape")
    oGraphicShape.GraphicURL = ConvertToURL(GambarPathLengkap)

    ' Atur posisi dan ukuran gambar (bisa disesuaikan)
    oPoint.X = 5000   ' posisi X dalam 1/100 mm
    oPoint.Y = 5000   ' posisi Y dalam 1/100 mm
    oSize.Width = 22000
    oSize.Height = 12000

    oGraphicShape.setPosition(oPoint)
    oGraphicShape.setSize(oSize)

    oDrawPage.add(oGraphicShape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